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C2000004DA8827921AB4331B7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464cm" svg:height="18.999cm" svg:x="1.79cm" svg:y="1.14cm">
          <draw:image xlink:href="Pictures/10000201000006C2000004DA8827921AB4331B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09:30:01.533836000</meta:creation-date>
    <dc:date>2018-02-17T09:31:05.961618000</dc:date>
    <meta:editing-duration>PT1M6S</meta:editing-duration>
    <meta:editing-cycles>1</meta:editing-cycles>
    <meta:generator>LibreOffice/5.4.3.2$MacOSX_X86_64 LibreOffice_project/92a7159f7e4af62137622921e809f8546db437e5</meta:generator>
    <meta:document-statistic meta:object-count="1"/>
  </office:meta>
</office:document-meta>
</file>